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196" officeooo:paragraph-rsid="000fa196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fa196" officeooo:paragraph-rsid="000fa196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officeooo:rsid="000fa196" officeooo:paragraph-rsid="000fa196"/>
    </style:style>
    <style:style style:name="P4" style:family="paragraph" style:parent-style-name="Standard">
      <style:text-properties style:font-name="Arial" fo:font-weight="bold" officeooo:rsid="000fa196" officeooo:paragraph-rsid="000fa19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ghlights</text:p>
      <text:p text:style-name="P2"/>
      <text:p text:style-name="P2"/>
      <text:list xml:id="list7541457555584665417" text:style-name="L1">
        <text:list-item>
          <text:p text:style-name="P3">Under high density conditions, the basic Social Force Model (SFM) does not completely handle the fundamental diagram reported in empirical measurements.</text:p>
        </text:list-item>
      </text:list>
      <text:p text:style-name="P2"/>
      <text:p text:style-name="P2"/>
      <text:list xml:id="list114835752155713" text:continue-numbering="true" text:style-name="L1">
        <text:list-item>
          <text:p text:style-name="P3">With an appropriate modification of the friction coefficient (but sustaining the SFM) it is possible to attain a fundamental diagram in agreement with the empirical data.</text:p>
        </text:list-item>
      </text:list>
      <text:p text:style-name="P2"/>
      <text:p text:style-name="P2"/>
      <text:list xml:id="list114836376200471" text:continue-numbering="true" text:style-name="L1">
        <text:list-item>
          <text:p text:style-name="P3">We <text:s/>show that the speed profile, normalized by width and maximum velocity yields a universal behavior regardless the corridor dimensions.</text:p>
        </text:list-item>
      </text:list>
      <text:p text:style-name="P2"/>
      <text:p text:style-name="P2"/>
      <text:list xml:id="list114836788642185" text:continue-numbering="true" text:style-name="L1">
        <text:list-item>
          <text:p text:style-name="P3">We show how the friction modification affects the pedestrian clustering structures throughout the transition from the free-flow regime to the congested regime. 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37:30.904512878</meta:creation-date>
    <dc:date>2019-03-12T11:48:34.849594919</dc:date>
    <meta:editing-duration>PT11M4S</meta:editing-duration>
    <meta:editing-cycles>1</meta:editing-cycles>
    <meta:document-statistic meta:table-count="0" meta:image-count="0" meta:object-count="0" meta:page-count="1" meta:paragraph-count="5" meta:word-count="94" meta:character-count="633" meta:non-whitespace-character-count="546"/>
    <meta:generator>LibreOffice/5.1.6.2$Linux_X86_64 LibreOffice_project/10m0$Build-2</meta:generator>
  </office:meta>
</office:document-meta>
</file>